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fd589" officeooo:paragraph-rsid="00226f31"/>
    </style:style>
    <style:style style:name="P2" style:family="paragraph" style:parent-style-name="Standard">
      <style:text-properties style:text-underline-style="solid" style:text-underline-width="auto" style:text-underline-color="font-color" officeooo:rsid="001fd589" officeooo:paragraph-rsid="001fd589"/>
    </style:style>
    <style:style style:name="P3" style:family="paragraph" style:parent-style-name="Standard">
      <style:text-properties style:text-underline-style="solid" style:text-underline-width="auto" style:text-underline-color="font-color" officeooo:rsid="00262b41" officeooo:paragraph-rsid="00262b41"/>
    </style:style>
    <style:style style:name="P4" style:family="paragraph" style:parent-style-name="Standard">
      <style:text-properties style:text-underline-style="solid" style:text-underline-width="auto" style:text-underline-color="font-color" officeooo:rsid="00262b41" officeooo:paragraph-rsid="002978b2"/>
    </style:style>
    <style:style style:name="P5" style:family="paragraph" style:parent-style-name="Standard">
      <style:text-properties style:text-underline-style="solid" style:text-underline-width="auto" style:text-underline-color="font-color" officeooo:rsid="00262b41" officeooo:paragraph-rsid="003798a4"/>
    </style:style>
    <style:style style:name="P6" style:family="paragraph" style:parent-style-name="Standard">
      <style:text-properties style:text-underline-style="solid" style:text-underline-width="auto" style:text-underline-color="font-color" officeooo:rsid="00262b41" officeooo:paragraph-rsid="0040fd3d"/>
    </style:style>
    <style:style style:name="P7" style:family="paragraph" style:parent-style-name="Standard">
      <style:text-properties style:text-underline-style="solid" style:text-underline-width="auto" style:text-underline-color="font-color" officeooo:rsid="003e016f" officeooo:paragraph-rsid="003e016f"/>
    </style:style>
    <style:style style:name="P8" style:family="paragraph" style:parent-style-name="Standard">
      <style:text-properties style:text-underline-style="none" officeooo:rsid="001fd589" officeooo:paragraph-rsid="001fd589"/>
    </style:style>
    <style:style style:name="P9" style:family="paragraph" style:parent-style-name="Standard">
      <style:text-properties style:text-underline-style="none" officeooo:rsid="001fd589" officeooo:paragraph-rsid="00226f31"/>
    </style:style>
    <style:style style:name="P10" style:family="paragraph" style:parent-style-name="Standard">
      <style:text-properties style:text-underline-style="none" officeooo:rsid="001fd589" officeooo:paragraph-rsid="00279df5"/>
    </style:style>
    <style:style style:name="P11" style:family="paragraph" style:parent-style-name="Standard">
      <style:text-properties style:text-underline-style="none" officeooo:rsid="00262b41" officeooo:paragraph-rsid="00262b41"/>
    </style:style>
    <style:style style:name="P12" style:family="paragraph" style:parent-style-name="Standard">
      <style:text-properties style:text-underline-style="none" officeooo:rsid="00262b41" officeooo:paragraph-rsid="003798a4"/>
    </style:style>
    <style:style style:name="P13" style:family="paragraph" style:parent-style-name="Standard">
      <style:text-properties fo:font-style="italic" style:text-underline-style="none" officeooo:rsid="00262b41" officeooo:paragraph-rsid="00262b41" style:font-style-asian="italic" style:font-style-complex="italic"/>
    </style:style>
    <style:style style:name="P14" style:family="paragraph" style:parent-style-name="Standard">
      <style:text-properties fo:font-style="italic" style:text-underline-style="none" officeooo:rsid="001fd589" officeooo:paragraph-rsid="001fd589" style:font-style-asian="italic" style:font-style-complex="italic"/>
    </style:style>
    <style:style style:name="P15" style:family="paragraph" style:parent-style-name="Standard">
      <style:text-properties fo:font-style="italic" style:text-underline-style="solid" style:text-underline-width="auto" style:text-underline-color="font-color" officeooo:rsid="001fd589" officeooo:paragraph-rsid="001fd589" style:font-style-asian="italic" style:font-style-complex="italic"/>
    </style:style>
    <style:style style:name="P16" style:family="paragraph" style:parent-style-name="Standard">
      <style:text-properties fo:font-style="italic" style:text-underline-style="solid" style:text-underline-width="auto" style:text-underline-color="font-color" fo:font-weight="normal" officeooo:rsid="002978b2" officeooo:paragraph-rsid="00262b41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style:text-underline-style="solid" style:text-underline-width="auto" style:text-underline-color="font-color" fo:font-weight="normal" officeooo:rsid="002978b2" officeooo:paragraph-rsid="002978b2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normal" officeooo:rsid="002978b2" officeooo:paragraph-rsid="003798a4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normal" style:text-underline-style="none" officeooo:rsid="001fd589" officeooo:paragraph-rsid="001fd589" style:font-style-asian="normal" style:font-style-complex="normal"/>
    </style:style>
    <style:style style:name="T1" style:family="text">
      <style:text-properties officeooo:rsid="001fd5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officeooo:rsid="002978b2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c20e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dca2f" style:font-style-asian="italic" style:font-weight-asian="normal" style:font-style-complex="italic" style:font-weight-complex="normal"/>
    </style:style>
    <style:style style:name="T6" style:family="text">
      <style:text-properties officeooo:rsid="00262b4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6f31" style:font-weight-asian="bold" style:font-weight-complex="bold"/>
    </style:style>
    <style:style style:name="T9" style:family="text">
      <style:text-properties fo:font-weight="bold" officeooo:rsid="00262b41" style:font-weight-asian="bold" style:font-weight-complex="bold"/>
    </style:style>
    <style:style style:name="T10" style:family="text">
      <style:text-properties fo:font-weight="bold" officeooo:rsid="00279df5" style:font-weight-asian="bold" style:font-weight-complex="bold"/>
    </style:style>
    <style:style style:name="T11" style:family="text">
      <style:text-properties fo:font-weight="bold" officeooo:rsid="002978b2" style:font-weight-asian="bold" style:font-weight-complex="bold"/>
    </style:style>
    <style:style style:name="T12" style:family="text">
      <style:text-properties fo:font-weight="bold" officeooo:rsid="003798a4" style:font-weight-asian="bold" style:font-weight-complex="bold"/>
    </style:style>
    <style:style style:name="T13" style:family="text">
      <style:text-properties officeooo:rsid="002978b2"/>
    </style:style>
    <style:style style:name="T14" style:family="text">
      <style:text-properties fo:font-weight="normal" officeooo:rsid="002978b2" style:font-weight-asian="normal" style:font-weight-complex="normal"/>
    </style:style>
    <style:style style:name="T15" style:family="text">
      <style:text-properties officeooo:rsid="002c3ada"/>
    </style:style>
    <style:style style:name="T16" style:family="text">
      <style:text-properties officeooo:rsid="002d3079"/>
    </style:style>
    <style:style style:name="T17" style:family="text">
      <style:text-properties officeooo:rsid="003665a9"/>
    </style:style>
    <style:style style:name="T18" style:family="text">
      <style:text-properties officeooo:rsid="0041db56"/>
    </style:style>
    <style:style style:name="T19" style:family="text">
      <style:text-properties officeooo:rsid="0044dd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orator 3 – <text:span text:style-name="T6">Problema </text:span><text:span text:style-name="T9">2</text:span> de la<text:span text:style-name="T2"> Proceduri MIPS</text:span></text:p>
      <text:p text:style-name="P15"/>
      <text:p text:style-name="P14"><text:s/>Sa se scrie o procedura care intoarce prin $v0 valorile 1 sau 0, dupa cum argumentul x, numar</text:p>
      <text:p text:style-name="P14">intreg incarcat in stiva, este par sau nu (functia even).</text:p>
      <text:p text:style-name="P14"/>
      <text:p text:style-name="P19">.<text:span text:style-name="T15">data</text:span></text:p>
      <text:p text:style-name="P8"><text:tab/>x:.space 4</text:p>
      <text:p text:style-name="P8">.text</text:p>
      <text:p text:style-name="P8"/>
      <text:p text:style-name="P8">even:</text:p>
      <text:p text:style-name="P8"><text:tab/>subu $sp, 4</text:p>
      <text:p text:style-name="P8"><text:tab/>sw $fp, 0($sp)</text:p>
      <text:p text:style-name="P8"><text:tab/>addi $fp, $sp, 4</text:p>
      <text:p text:style-name="P8"><text:tab/>subu $sp, 4</text:p>
      <text:p text:style-name="P8"><text:tab/>sw $s0, 0($sp) <text:s/></text:p>
      <text:p text:style-name="P8"><text:tab/></text:p>
      <text:p text:style-name="P8"><text:tab/>lw $s0,0($fp)</text:p>
      <text:p text:style-name="P8"><text:tab/>addi $s0,1<text:tab/> <text:s text:c="5"/></text:p>
      <text:p text:style-name="P8"><text:tab/>li $t0,2 <text:s text:c="17"/></text:p>
      <text:p text:style-name="P8"><text:tab/>remu $v0,$s0,$t0 <text:s/></text:p>
      <text:p text:style-name="P8"><text:tab/></text:p>
      <text:p text:style-name="P8"><text:tab/><text:span text:style-name="T17">l</text:span>w $s0,-8($fp)</text:p>
      <text:p text:style-name="P8"><text:tab/><text:span text:style-name="T17">l</text:span>w $fp,-4($fp)</text:p>
      <text:p text:style-name="P8"><text:tab/>addu $sp,8</text:p>
      <text:p text:style-name="P8"/>
      <text:p text:style-name="P8"><text:tab/>jr $ra</text:p>
      <text:p text:style-name="P8"><text:tab/></text:p>
      <text:p text:style-name="P8"/>
      <text:p text:style-name="P8">main:</text:p>
      <text:p text:style-name="P8"><text:tab/></text:p>
      <text:p text:style-name="P8"><text:tab/>li $v0,5</text:p>
      <text:p text:style-name="P8"><text:tab/>syscall</text:p>
      <text:p text:style-name="P8"><text:tab/>move $t0,$v0</text:p>
      <text:p text:style-name="P8"><text:tab/>sw $t0,x<text:tab/></text:p>
      <text:p text:style-name="P8"><text:tab/></text:p>
      <text:p text:style-name="P8"><text:tab/>subu $sp,4</text:p>
      <text:p text:style-name="P8"><text:tab/>sw $t0,0($sp)</text:p>
      <text:p text:style-name="P8"/>
      <text:p text:style-name="P8"><text:tab/>jal even<text:tab/></text:p>
      <text:p text:style-name="P8"/>
      <text:p text:style-name="P8"><text:tab/>addu $sp,4<text:tab/></text:p>
      <text:p text:style-name="P8"/>
      <text:p text:style-name="P8"><text:tab/>move $a0, $v0</text:p>
      <text:p text:style-name="P8"><text:tab/>li $v0, 1</text:p>
      <text:p text:style-name="P8"><text:tab/>syscall <text:tab/></text:p>
      <text:p text:style-name="P8"/>
      <text:p text:style-name="P8"><text:tab/>li $v0, 10</text:p>
      <text:p text:style-name="P8"><text:tab/>syscall <text:s/></text:p>
      <text:p text:style-name="P8"/>
      <text:p text:style-name="P1">Laborator 3 – <text:span text:style-name="T6">Problema</text:span> <text:span text:style-name="T8">3</text:span> de la<text:span text:style-name="T2"> Proceduri MIPS</text:span></text:p>
      <text:p text:style-name="P8"><text:soft-page-break/></text:p>
      <text:p text:style-name="P9">Sa se scrie o procedura care intoarce prin $v0 valorile -1, 0 sau 1, dupa cum numarul x, incarcat</text:p>
      <text:p text:style-name="P9">ca argument prin stiva, este negativ, 0 sau pozitiv (functia sgn).</text:p>
      <text:p text:style-name="P9"/>
      <text:p text:style-name="P9">.data</text:p>
      <text:p text:style-name="P9"><text:tab/>x:.word 4</text:p>
      <text:p text:style-name="P9">.text</text:p>
      <text:p text:style-name="P9"/>
      <text:p text:style-name="P9">sgn:</text:p>
      <text:p text:style-name="P9"><text:tab/>subu $sp, 4</text:p>
      <text:p text:style-name="P9"><text:tab/>sw $fp, 0($sp)</text:p>
      <text:p text:style-name="P9"><text:tab/>addi $fp, $sp, 4</text:p>
      <text:p text:style-name="P9"><text:tab/>subu $sp, 4</text:p>
      <text:p text:style-name="P9"><text:tab/>sw $s0, 0($sp) <text:s/></text:p>
      <text:p text:style-name="P9"><text:tab/></text:p>
      <text:p text:style-name="P9"><text:tab/>lw $s0,0($fp)</text:p>
      <text:p text:style-name="P9"/>
      <text:p text:style-name="P9"><text:s text:c="12"/>bgt $s0,0,pozitiv <text:s text:c="5"/># &gt; 0 go to pozitiv</text:p>
      <text:p text:style-name="P9"><text:s text:c="12"/>beq $s0,0,zero <text:s text:c="8"/># =0 go to zero</text:p>
      <text:p text:style-name="P9"/>
      <text:p text:style-name="P9"><text:s text:c="12"/>li $v0,-1 <text:s text:c="14"/>#daca am ajuns aici, numarul e &lt; 0 <text:s text:c="5"/></text:p>
      <text:p text:style-name="P9"><text:s text:c="12"/>j exit</text:p>
      <text:p text:style-name="P9"><text:s text:c="9"/></text:p>
      <text:p text:style-name="P9"><text:s text:c="12"/>pozitiv:</text:p>
      <text:p text:style-name="P9"><text:tab/>li $v0,1</text:p>
      <text:p text:style-name="P9"><text:s text:c="12"/>j exit </text:p>
      <text:p text:style-name="P9"><text:s text:c="8"/></text:p>
      <text:p text:style-name="P9"><text:s text:c="12"/>zero:</text:p>
      <text:p text:style-name="P9"><text:s text:c="12"/>li $v0,0</text:p>
      <text:p text:style-name="P9"/>
      <text:p text:style-name="P9"><text:s text:c="8"/>exit:</text:p>
      <text:p text:style-name="P9"/>
      <text:p text:style-name="P9"><text:tab/><text:span text:style-name="T17">l</text:span>w $s0,-8($fp)</text:p>
      <text:p text:style-name="P9"><text:tab/><text:span text:style-name="T17">l</text:span>w $fp,-4($fp)</text:p>
      <text:p text:style-name="P9"><text:tab/>addu $sp,8</text:p>
      <text:p text:style-name="P9"/>
      <text:p text:style-name="P9"><text:tab/>jr $ra</text:p>
      <text:p text:style-name="P9"><text:tab/></text:p>
      <text:p text:style-name="P9"/>
      <text:p text:style-name="P9">main:</text:p>
      <text:p text:style-name="P9"><text:tab/></text:p>
      <text:p text:style-name="P9"><text:tab/>li $v0,5</text:p>
      <text:p text:style-name="P9"><text:tab/>syscall</text:p>
      <text:p text:style-name="P9"><text:tab/>move $t0,$v0<text:tab/></text:p>
      <text:p text:style-name="P9"><text:tab/>sw $t0,x<text:tab/></text:p>
      <text:p text:style-name="P9"/>
      <text:p text:style-name="P9"><text:tab/>subu $sp,4</text:p>
      <text:p text:style-name="P9"><text:tab/>sw $t0,0($sp)</text:p>
      <text:p text:style-name="P9"/>
      <text:p text:style-name="P9"><text:tab/>jal sgn</text:p>
      <text:p text:style-name="P9"><text:soft-page-break/><text:tab/></text:p>
      <text:p text:style-name="P9"><text:tab/>addu $sp,4<text:tab/></text:p>
      <text:p text:style-name="P9"/>
      <text:p text:style-name="P9"><text:tab/>move $a0, $v0</text:p>
      <text:p text:style-name="P9"><text:tab/>li $v0, 1</text:p>
      <text:p text:style-name="P9"><text:tab/>syscall <text:tab/></text:p>
      <text:p text:style-name="P9"/>
      <text:p text:style-name="P9"><text:tab/>li $v0, 10</text:p>
      <text:p text:style-name="P9"><text:tab/>syscall <text:s/></text:p>
      <text:p text:style-name="P9"/>
      <text:p text:style-name="P3">Laborator 4 <text:span text:style-name="T1">– </text:span>Problema <text:span text:style-name="T7">2 </text:span><text:span text:style-name="T14">de la</text:span><text:span text:style-name="T3"> Probleme cu proceduri</text:span></text:p>
      <text:p text:style-name="P16"/>
      <text:p text:style-name="P13">Sa se implementeze procedura prim(x), cu x numar intreg, care decide daca numarul x este prim sau nu. (in $v0 ca .word)</text:p>
      <text:p text:style-name="P13"/>
      <text:p text:style-name="P11">.data</text:p>
      <text:p text:style-name="P11"><text:tab/>x:.word 4</text:p>
      <text:p text:style-name="P11">.text</text:p>
      <text:p text:style-name="P11"/>
      <text:p text:style-name="P11">primx:</text:p>
      <text:p text:style-name="P11"><text:tab/>subu $sp, 4</text:p>
      <text:p text:style-name="P11"><text:tab/>sw $fp, 0($sp)</text:p>
      <text:p text:style-name="P11"><text:tab/>addi $fp, $sp, 4</text:p>
      <text:p text:style-name="P11"><text:tab/>subu $sp, 4</text:p>
      <text:p text:style-name="P11"/>
      <text:p text:style-name="P11"><text:tab/>sw $s0, 0($sp) <text:s/>#in $s0 e x</text:p>
      <text:p text:style-name="P11"><text:tab/></text:p>
      <text:p text:style-name="P11"><text:tab/>lw $s0,0($fp)</text:p>
      <text:p text:style-name="P11"/>
      <text:p text:style-name="P11"><text:s text:c="8"/>ble $s0,1,neprim</text:p>
      <text:p text:style-name="P11"><text:s text:c="8"/>beq $s0,2,prim</text:p>
      <text:p text:style-name="P11"/>
      <text:p text:style-name="P11"><text:s text:c="8"/>li $t1,2 <text:s text:c="14"/></text:p>
      <text:p text:style-name="P11"><text:s text:c="8"/>div $t2,$s0,2 <text:s text:c="6"/></text:p>
      <text:p text:style-name="P11"><text:tab/>addi $t2,1</text:p>
      <text:p text:style-name="P11"><text:tab/>loop_prim:</text:p>
      <text:p text:style-name="P11"><text:s text:c="4"/><text:tab/><text:tab/>beq $t1,$t2,prim <text:s text:c="8"/></text:p>
      <text:p text:style-name="P11"><text:s text:c="4"/><text:tab/><text:tab/>rem $t3,$s0,$t1 <text:s text:c="9"/></text:p>
      <text:p text:style-name="P11"><text:s text:c="4"/><text:tab/><text:tab/>beq $t3,$0,neprim <text:s text:c="5"/></text:p>
      <text:p text:style-name="P11"><text:s text:c="4"/><text:tab/><text:tab/>addi $t1,1 <text:s text:c="19"/></text:p>
      <text:p text:style-name="P11"><text:s text:c="4"/><text:tab/><text:tab/>j loop_prim </text:p>
      <text:p text:style-name="P11"/>
      <text:p text:style-name="P11"><text:tab/>prim:</text:p>
      <text:p text:style-name="P11"><text:tab/><text:tab/>li $v0,1</text:p>
      <text:p text:style-name="P11"><text:tab/><text:tab/>j exit</text:p>
      <text:p text:style-name="P11"/>
      <text:p text:style-name="P11"><text:tab/>neprim:</text:p>
      <text:p text:style-name="P11"><text:tab/><text:tab/>li $v0,0</text:p>
      <text:p text:style-name="P11"/>
      <text:p text:style-name="P11"><text:tab/>exit:</text:p>
      <text:p text:style-name="P11"><text:soft-page-break/></text:p>
      <text:p text:style-name="P11"><text:tab/><text:span text:style-name="T17">l</text:span>w $s0,-8($fp)</text:p>
      <text:p text:style-name="P11"><text:tab/><text:span text:style-name="T17">l</text:span>w $fp,-4($fp)</text:p>
      <text:p text:style-name="P11"><text:tab/>addu $sp,8</text:p>
      <text:p text:style-name="P11"/>
      <text:p text:style-name="P11"><text:tab/>jr $ra</text:p>
      <text:p text:style-name="P11"><text:tab/></text:p>
      <text:p text:style-name="P11"/>
      <text:p text:style-name="P11">main:</text:p>
      <text:p text:style-name="P11"><text:tab/></text:p>
      <text:p text:style-name="P11"><text:tab/>li $v0,5</text:p>
      <text:p text:style-name="P11"><text:tab/>syscall</text:p>
      <text:p text:style-name="P11"><text:tab/>move $t0,$v0<text:tab/></text:p>
      <text:p text:style-name="P11"><text:tab/>sw $t0,x<text:tab/></text:p>
      <text:p text:style-name="P11"/>
      <text:p text:style-name="P11"><text:tab/>subu $sp,4</text:p>
      <text:p text:style-name="P11"><text:tab/>sw $t0,0($sp)</text:p>
      <text:p text:style-name="P11"/>
      <text:p text:style-name="P11"><text:tab/>jal primx</text:p>
      <text:p text:style-name="P11"><text:tab/></text:p>
      <text:p text:style-name="P11"><text:tab/>addu $sp,4<text:tab/></text:p>
      <text:p text:style-name="P11"/>
      <text:p text:style-name="P11"><text:tab/>move $a0, $v0</text:p>
      <text:p text:style-name="P11"><text:tab/>li $v0, 1</text:p>
      <text:p text:style-name="P11"><text:tab/>syscall <text:tab/></text:p>
      <text:p text:style-name="P11"/>
      <text:p text:style-name="P11"><text:tab/>li $v0, 10</text:p>
      <text:p text:style-name="P11"><text:tab/>syscall <text:s/></text:p>
      <text:p text:style-name="P9"><text:tab/><text:tab/></text:p>
      <text:p text:style-name="P4">Laborator 4 <text:span text:style-name="T1">– </text:span>Problema <text:span text:style-name="T11">6</text:span><text:span text:style-name="T7"> </text:span><text:span text:style-name="T14">de la</text:span><text:span text:style-name="T3"> Probleme cu proceduri</text:span></text:p>
      <text:p text:style-name="P17"/>
      <text:p text:style-name="P9">Dat un vector in memorie, sa se implementeze procedura modifica(*v, n) care adauga fiecarui element valoarea 1. (de exemplu, vectorul [1, 2, 3] devine [2, 3, 4]).</text:p>
      <text:p text:style-name="P9"/>
      <text:p text:style-name="P9">.data</text:p>
      <text:p text:style-name="P9"/>
      <text:p text:style-name="P9"><text:s text:c="2"/>v:.word 3, 4, 5, 6, 7</text:p>
      <text:p text:style-name="P9"><text:s text:c="2"/>n:.word 5</text:p>
      <text:p text:style-name="P9"/>
      <text:p text:style-name="P9">.text</text:p>
      <text:p text:style-name="P9"/>
      <text:p text:style-name="P9"><text:s/>modif:</text:p>
      <text:p text:style-name="P9"><text:tab/>subu $sp,4</text:p>
      <text:p text:style-name="P9"><text:tab/>sw $fp,0($sp)</text:p>
      <text:p text:style-name="P9"><text:s text:c="8"/>addi $fp,$sp,4</text:p>
      <text:p text:style-name="P9"/>
      <text:p text:style-name="P9"><text:s text:c="8"/>subu $sp,4</text:p>
      <text:p text:style-name="P9"><text:s text:c="8"/>sw $ra,0($sp)</text:p>
      <text:p text:style-name="P9"/>
      <text:p text:style-name="P9"><text:s text:c="8"/>subu $sp,4</text:p>
      <text:p text:style-name="P9"><text:soft-page-break/><text:s text:c="8"/>sw $s0,0($sp)</text:p>
      <text:p text:style-name="P9"/>
      <text:p text:style-name="P9"><text:s text:c="8"/>subu $sp,4</text:p>
      <text:p text:style-name="P9"><text:s text:c="8"/>sw $s1,0($sp)</text:p>
      <text:p text:style-name="P9"/>
      <text:p text:style-name="P9">#$sp:($s1v)($s0v)($rav)($fpv)$fp:(*v)(n)</text:p>
      <text:p text:style-name="P9"/>
      <text:p text:style-name="P9"><text:s text:c="2"/><text:tab/>lw $s0,0($fp) <text:s text:c="2"/>#in $s0 avem v</text:p>
      <text:p text:style-name="P9"><text:s text:c="2"/><text:tab/>lw $s1,4($fp) <text:s text:c="2"/>#in $s1 avem n</text:p>
      <text:p text:style-name="P9"><text:s text:c="8"/>beqz $s1,exit_modif <text:s text:c="2"/>#daca n=0 iesim</text:p>
      <text:p text:style-name="P9"/>
      <text:p text:style-name="P9"/>
      <text:p text:style-name="P9"><text:s text:c="2"/><text:tab/>lw $t0,0($s0) <text:s text:c="2"/></text:p>
      <text:p text:style-name="P9"><text:s/><text:tab/>addi $t0,1 <text:s text:c="5"/></text:p>
      <text:p text:style-name="P9"><text:s text:c="12"/>sw $t0,0($s0) <text:s text:c="2"/></text:p>
      <text:p text:style-name="P9"/>
      <text:p text:style-name="P9"/>
      <text:p text:style-name="P9"><text:s text:c="2"/><text:tab/>addi $s0,4 <text:s text:c="2"/>#trec la <text:span text:style-name="T16">urmatorul</text:span> elem<text:span text:style-name="T16">ent (crestem adresa cu 4)</text:span></text:p>
      <text:p text:style-name="P9"><text:s text:c="2"/><text:tab/>addi $s1,-1 <text:s/>#scad n<text:span text:style-name="T13">uma</text:span>r elem<text:span text:style-name="T13">ente</text:span> vector</text:p>
      <text:p text:style-name="P9"/>
      <text:p text:style-name="P9"><text:s text:c="2"/><text:tab/>subu $sp,4</text:p>
      <text:p text:style-name="P9"><text:s/><text:tab/>sw $s1,0($sp)</text:p>
      <text:p text:style-name="P9"/>
      <text:p text:style-name="P9"><text:s text:c="2"/><text:tab/>subu $sp,4</text:p>
      <text:p text:style-name="P9"><text:s text:c="2"/><text:tab/>sw $s0,0($sp)</text:p>
      <text:p text:style-name="P9"/>
      <text:p text:style-name="P9"><text:s/><text:tab/>jal modif</text:p>
      <text:p text:style-name="P9"><text:s text:c="2"/><text:tab/>addu $sp, 8</text:p>
      <text:p text:style-name="P9"/>
      <text:p text:style-name="P9"><text:s text:c="2"/><text:tab/>exit_modif: <text:s text:c="8"/>#restaurar<text:span text:style-name="T16">i</text:span></text:p>
      <text:p text:style-name="P9"><text:s/><text:tab/>lw $s1,-16($fp)</text:p>
      <text:p text:style-name="P9"><text:s text:c="2"/><text:tab/>lw $s0,-12($fp)</text:p>
      <text:p text:style-name="P9"><text:s text:c="2"/><text:tab/>lw $ra,-8($fp)</text:p>
      <text:p text:style-name="P9"><text:s text:c="2"/><text:tab/>lw $fp,-4($fp)</text:p>
      <text:p text:style-name="P9"><text:s/><text:tab/>addu $sp,16</text:p>
      <text:p text:style-name="P9"><text:s text:c="12"/>jr $ra</text:p>
      <text:p text:style-name="P9"/>
      <text:p text:style-name="P9">main:</text:p>
      <text:p text:style-name="P9"/>
      <text:p text:style-name="P9"><text:s text:c="2"/><text:tab/>lw $t0,n <text:s text:c="4"/></text:p>
      <text:p text:style-name="P9"><text:s text:c="2"/><text:tab/>subu $sp,4</text:p>
      <text:p text:style-name="P9"><text:s text:c="2"/><text:tab/>sw $t0,0($sp)</text:p>
      <text:p text:style-name="P9"/>
      <text:p text:style-name="P9"><text:s text:c="2"/><text:tab/>la $t0,v <text:s text:c="4"/></text:p>
      <text:p text:style-name="P9"><text:s text:c="2"/><text:tab/>subu $sp,4</text:p>
      <text:p text:style-name="P9"><text:s text:c="2"/><text:tab/>sw $t0,0($sp)</text:p>
      <text:p text:style-name="P9"/>
      <text:p text:style-name="P9"><text:s text:c="2"/><text:tab/>jal modif</text:p>
      <text:p text:style-name="P9"/>
      <text:p text:style-name="P9"><text:s text:c="2"/><text:tab/>addu $sp,8</text:p>
      <text:p text:style-name="P9"><text:soft-page-break/></text:p>
      <text:p text:style-name="P9"><text:s/><text:tab/> #Afisare</text:p>
      <text:p text:style-name="P9"><text:s text:c="2"/><text:tab/>li $t0,0 #i</text:p>
      <text:p text:style-name="P9"><text:s text:c="2"/><text:tab/>li $t1,0</text:p>
      <text:p text:style-name="P9"><text:s text:c="2"/><text:tab/>lw $t2,n</text:p>
      <text:p text:style-name="P9"><text:s text:c="2"/><text:tab/>loop:</text:p>
      <text:p text:style-name="P9"><text:tab/><text:tab/>beq $t0,$t2,exit</text:p>
      <text:p text:style-name="P9"/>
      <text:p text:style-name="P9"><text:tab/><text:tab/>lw $a0,v($t1)</text:p>
      <text:p text:style-name="P9"><text:tab/><text:tab/>li $v0,1</text:p>
      <text:p text:style-name="P9"><text:tab/><text:tab/>syscall</text:p>
      <text:p text:style-name="P9"/>
      <text:p text:style-name="P9"><text:tab/><text:tab/>li $a0,' '</text:p>
      <text:p text:style-name="P9"><text:tab/><text:tab/>li $v0,11</text:p>
      <text:p text:style-name="P9"><text:tab/><text:tab/>syscall</text:p>
      <text:p text:style-name="P9"/>
      <text:p text:style-name="P9"><text:tab/><text:tab/>addi $t0,1</text:p>
      <text:p text:style-name="P9"><text:tab/><text:tab/>addi $t1,4</text:p>
      <text:p text:style-name="P9"><text:tab/><text:tab/>j loop</text:p>
      <text:p text:style-name="P9"/>
      <text:p text:style-name="P9"><text:s text:c="2"/><text:tab/>exit: </text:p>
      <text:p text:style-name="P9"/>
      <text:p text:style-name="P9"><text:s/><text:tab/> li $v0,10</text:p>
      <text:p text:style-name="P9"><text:s/><text:tab/> syscall</text:p>
      <text:p text:style-name="P9"/>
      <text:p text:style-name="P9"/>
      <text:p text:style-name="P6">Laborator 4 <text:span text:style-name="T1">– </text:span>Problema <text:span text:style-name="T10">9 </text:span><text:span text:style-name="T14">de la</text:span><text:span text:style-name="T3"> Probleme cu proceduri </text:span><text:span text:style-name="T4">(</text:span><text:span text:style-name="T5">AMBELE FUNCTII </text:span><text:span text:style-name="T4">RECURSIV</text:span><text:span text:style-name="T5">E</text:span><text:span text:style-name="T4">)</text:span></text:p>
      <text:p text:style-name="P17"/>
      <text:p text:style-name="P10">Se citesc de la tastatura n (numar natural nenul) si un vector de n numere naturale (elemente intregi). Sa se scrie o procedura evalueaza_expresie(*v, n, x, y) (cu x si y numere naturale nenule) care sa returneze in varful stiveirezultatul urmatoarei expresii (unde suma_cif(z) calculeaza suma cifrelor numarului natural z, iar apelurile sunt imbricate – adica in evalueaza_expresie se face apel la suma_cif): 𝑒𝑣𝑎𝑙𝑢𝑒𝑎𝑧𝑎_𝑒𝑥𝑝𝑟𝑒𝑠𝑖𝑒(∗ 𝑣, 𝑛, 𝑥, 𝑦) ≔ ∑[(𝑠𝑢𝑚𝑎_𝑐𝑖𝑓(𝑣[𝑖]) ∗ 𝑥) − [ 𝑖 2 ] ∗ 𝑦] 2</text:p>
      <text:p text:style-name="P9"/>
      <text:p text:style-name="P9">.data</text:p>
      <text:p text:style-name="P9">v:.space 40 <text:s text:c="4"/></text:p>
      <text:p text:style-name="P9">x:.word 2 <text:s text:c="2"/></text:p>
      <text:p text:style-name="P9">y:.word 3 <text:s text:c="2"/></text:p>
      <text:p text:style-name="P9">n:.space 4</text:p>
      <text:p text:style-name="P9">nrelem:.space 4</text:p>
      <text:p text:style-name="P9">.text</text:p>
      <text:p text:style-name="P9"/>
      <text:p text:style-name="P9">suma_cif:</text:p>
      <text:p text:style-name="P9"/>
      <text:p text:style-name="P9"><text:s text:c="8"/>subu $sp, 4 <text:s text:c="12"/>#Incarcari</text:p>
      <text:p text:style-name="P9"><text:tab/>sw $fp, 0($sp)</text:p>
      <text:p text:style-name="P9"><text:tab/>addi $fp, $sp, 4</text:p>
      <text:p text:style-name="P9"/>
      <text:p text:style-name="P9"><text:tab/>subu $sp, 4</text:p>
      <text:p text:style-name="P9"><text:tab/>sw $ra, 0($sp)</text:p>
      <text:p text:style-name="P9"><text:soft-page-break/></text:p>
      <text:p text:style-name="P9"><text:tab/>subu $sp, 4</text:p>
      <text:p text:style-name="P9"><text:tab/>sw $s0, 0($sp)</text:p>
      <text:p text:style-name="P9"/>
      <text:p text:style-name="P9"><text:s text:c="8"/># $sp:($s0 v)($ra v)($fp v)$fp:(x)</text:p>
      <text:p text:style-name="P9"><text:tab/></text:p>
      <text:p text:style-name="P9"><text:tab/>lw $s0,0($fp) <text:s text:c="9"/>#x-ul</text:p>
      <text:p text:style-name="P9"><text:tab/>beqz $s0,exit_suma <text:s text:c="4"/>#daca x e 0 oprim procedura</text:p>
      <text:p text:style-name="P9"><text:tab/>li $t1,10</text:p>
      <text:p text:style-name="P9"><text:tab/>remu $t2,$s0,$t1 <text:s text:c="2"/>#in t2 ultima <text:s/>cifra</text:p>
      <text:p text:style-name="P9"><text:s text:c="12"/>addu $v0,$v0,$t2</text:p>
      <text:p text:style-name="P9"><text:s/></text:p>
      <text:p text:style-name="P9"><text:tab/>divu $s0,$s0,$t1 <text:s/>#elimin ultima cifra(actualizez s0)</text:p>
      <text:p text:style-name="P9"><text:tab/>subu $sp, 4</text:p>
      <text:p text:style-name="P9"><text:tab/>sw $s0, 0($sp)</text:p>
      <text:p text:style-name="P9"><text:tab/>jal suma_cif</text:p>
      <text:p text:style-name="P9"><text:tab/>addu $sp, 4</text:p>
      <text:p text:style-name="P9"/>
      <text:p text:style-name="P9"><text:tab/>exit_suma: <text:s text:c="15"/>#Restaurari</text:p>
      <text:p text:style-name="P9"><text:tab/>lw $s0, -12($fp)</text:p>
      <text:p text:style-name="P9"><text:tab/>lw $ra, -8($fp)</text:p>
      <text:p text:style-name="P9"><text:tab/>lw $fp, -4($fp)</text:p>
      <text:p text:style-name="P9"><text:tab/>addu $sp, 12</text:p>
      <text:p text:style-name="P9"><text:tab/>jr $ra</text:p>
      <text:p text:style-name="P9"><text:tab/></text:p>
      <text:p text:style-name="P9"/>
      <text:p text:style-name="P9"/>
      <text:p text:style-name="P9">evalueaza_expresie:</text:p>
      <text:p text:style-name="P9"><text:tab/></text:p>
      <text:p text:style-name="P9"><text:s text:c="8"/>subu $sp,4 <text:s text:c="19"/>#Incarcari</text:p>
      <text:p text:style-name="P9"><text:s text:c="8"/>sw $fp,0($sp)</text:p>
      <text:p text:style-name="P9"><text:s text:c="8"/>addi $fp,$sp,4</text:p>
      <text:p text:style-name="P9"/>
      <text:p text:style-name="P9"><text:s text:c="8"/>subu $sp,4</text:p>
      <text:p text:style-name="P9"><text:s text:c="8"/>sw $ra,0($sp)</text:p>
      <text:p text:style-name="P9"/>
      <text:p text:style-name="P9"><text:s text:c="8"/>subu $sp,4</text:p>
      <text:p text:style-name="P9"><text:s text:c="8"/>sw $s0,0($sp)</text:p>
      <text:p text:style-name="P9"/>
      <text:p text:style-name="P9"><text:s text:c="8"/>subu $sp,4</text:p>
      <text:p text:style-name="P9"><text:s text:c="8"/>sw $s1,0($sp)</text:p>
      <text:p text:style-name="P9"/>
      <text:p text:style-name="P9"><text:s text:c="8"/>subu $sp,4</text:p>
      <text:p text:style-name="P9"><text:s text:c="8"/>sw $s2,0($sp)</text:p>
      <text:p text:style-name="P9"/>
      <text:p text:style-name="P9"><text:s text:c="8"/>subu $sp,4</text:p>
      <text:p text:style-name="P9"><text:s text:c="8"/>sw $s3,0($sp)</text:p>
      <text:p text:style-name="P9"/>
      <text:p text:style-name="P9">#$sp:($s3v)($s2v)($s1v)($s0v)($rav)($fpv)$fp:(*v)(n)(x)(y)</text:p>
      <text:p text:style-name="P9"><text:tab/></text:p>
      <text:p text:style-name="P9"><text:soft-page-break/><text:tab/> <text:s/>lw $s0,0($fp) <text:s text:c="2"/>#v</text:p>
      <text:p text:style-name="P9"><text:tab/> <text:s/>lw $s1,4($fp) <text:s text:c="2"/>#n</text:p>
      <text:p text:style-name="P9"><text:tab/> <text:s/>lw $s2,8($fp) <text:s text:c="2"/>#x</text:p>
      <text:p text:style-name="P9"><text:tab/> <text:s/>lw $s3,12($fp) <text:s/>#y</text:p>
      <text:p text:style-name="P9"><text:tab/> </text:p>
      <text:p text:style-name="P9"><text:tab/> li $t1,0</text:p>
      <text:p text:style-name="P9"><text:tab/> beq $s1,$t1,exit_evalueaza <text:s/>#pana la n-1</text:p>
      <text:p text:style-name="P9"><text:tab/><text:tab/></text:p>
      <text:p text:style-name="P9"><text:tab/> lw $t0,0($s0) <text:s text:c="2"/>#elem vector</text:p>
      <text:p text:style-name="P9"><text:tab/> mul $t0,$t0,$s2 <text:s/>#v[i]*x</text:p>
      <text:p text:style-name="P9"><text:s text:c="3"/></text:p>
      <text:p text:style-name="P9"><text:tab/> li $v0,0 <text:s/></text:p>
      <text:p text:style-name="P9"/>
      <text:p text:style-name="P9"><text:tab/> subu $sp,4</text:p>
      <text:p text:style-name="P9"><text:s text:c="9"/>sw $t0,0($sp) <text:s text:c="6"/></text:p>
      <text:p text:style-name="P9"><text:s text:c="9"/>jal suma_cif <text:s text:c="4"/>#in v0 returnam suma cif</text:p>
      <text:p text:style-name="P9"/>
      <text:p text:style-name="P9"><text:s text:c="9"/>addu $sp,4</text:p>
      <text:p text:style-name="P9"><text:s text:c="7"/></text:p>
      <text:p text:style-name="P9"><text:tab/>li $t2,2</text:p>
      <text:p text:style-name="P9"><text:tab/>lw $t3,nrelem <text:s/>#in t3 n initial</text:p>
      <text:p text:style-name="P9"><text:s text:c="11"/>subu $t5,$t3,$s1 # $t5=i=(n initial - n actual)</text:p>
      <text:p text:style-name="P9"/>
      <text:p text:style-name="P9"><text:s text:c="2"/></text:p>
      <text:p text:style-name="P9"><text:s text:c="11"/>divu $t5,$t5,$t2 #i/2</text:p>
      <text:p text:style-name="P9"/>
      <text:p text:style-name="P9"><text:tab/>mul $t5,$t5,$s3 <text:s/>#(i/2)*y</text:p>
      <text:p text:style-name="P9"/>
      <text:p text:style-name="P9"><text:tab/>subu $t4,$v0,$t5 <text:s text:c="2"/>#diferenta</text:p>
      <text:p text:style-name="P9"/>
      <text:p text:style-name="P9"><text:tab/>mul $t4,$t4,$t4 <text:s text:c="3"/>#la patrat</text:p>
      <text:p text:style-name="P9"/>
      <text:p text:style-name="P9"><text:s text:c="8"/>addu $v1,$v1,$t4 <text:s text:c="2"/>#adaug la suma<text:tab/></text:p>
      <text:p text:style-name="P9"/>
      <text:p text:style-name="P9"><text:s text:c="8"/>addi $s0,4 <text:s text:c="4"/>#trec la urmatorul element</text:p>
      <text:p text:style-name="P9"/>
      <text:p text:style-name="P9"><text:s text:c="8"/>addi $s1,-1 <text:s text:c="3"/>#scad numar elemente vector</text:p>
      <text:p text:style-name="P9"/>
      <text:p text:style-name="P9"><text:s text:c="8"/>subu $sp,4</text:p>
      <text:p text:style-name="P9"><text:s text:c="8"/>sw $s3,0($sp)</text:p>
      <text:p text:style-name="P9"/>
      <text:p text:style-name="P9"><text:s text:c="8"/>subu $sp,4</text:p>
      <text:p text:style-name="P9"><text:s text:c="8"/>sw $s2,0($sp)</text:p>
      <text:p text:style-name="P9"/>
      <text:p text:style-name="P9"><text:s text:c="8"/>subu $sp,4</text:p>
      <text:p text:style-name="P9"><text:s text:c="8"/>sw $s1,0($sp)</text:p>
      <text:p text:style-name="P9"/>
      <text:p text:style-name="P9"><text:s text:c="8"/>subu $sp,4</text:p>
      <text:p text:style-name="P9"><text:s text:c="8"/>sw $s0,0($sp)</text:p>
      <text:p text:style-name="P9"/>
      <text:p text:style-name="P9"><text:soft-page-break/><text:s text:c="7"/>jal evalueaza_expresie</text:p>
      <text:p text:style-name="P9"><text:s text:c="7"/>addu $sp, 16</text:p>
      <text:p text:style-name="P9"/>
      <text:p text:style-name="P9"><text:tab/>exit_evalueaza:<text:tab/></text:p>
      <text:p text:style-name="P9"><text:s text:c="6"/>lw $s3,-24($fp)</text:p>
      <text:p text:style-name="P9"><text:s text:c="6"/>lw $s2,-20($fp)</text:p>
      <text:p text:style-name="P9"><text:s text:c="6"/>lw $s1,-16($fp)</text:p>
      <text:p text:style-name="P9"><text:s text:c="6"/>lw $s0,-12($fp)</text:p>
      <text:p text:style-name="P9"><text:s text:c="6"/>lw $ra,-8($fp)</text:p>
      <text:p text:style-name="P9"><text:s text:c="6"/>lw $fp,-4($fp)</text:p>
      <text:p text:style-name="P9"><text:s text:c="6"/>addu $sp,24 </text:p>
      <text:p text:style-name="P9"/>
      <text:p text:style-name="P9"><text:s text:c="5"/>subu $sp,4 <text:s/>#<text:span text:style-name="T19">returnez raspuns in varful stivei</text:span></text:p>
      <text:p text:style-name="P9"><text:s text:c="5"/>sw $v1,0($sp)</text:p>
      <text:p text:style-name="P9"/>
      <text:p text:style-name="P9"><text:s text:c="6"/>jr $ra</text:p>
      <text:p text:style-name="P9"/>
      <text:p text:style-name="P9"><text:tab/></text:p>
      <text:p text:style-name="P9"/>
      <text:p text:style-name="P9"/>
      <text:p text:style-name="P9">main:</text:p>
      <text:p text:style-name="P9"><text:tab/></text:p>
      <text:p text:style-name="P9"><text:tab/>li $v0,0</text:p>
      <text:p text:style-name="P9"/>
      <text:p text:style-name="P9"><text:tab/>li $v0, 5</text:p>
      <text:p text:style-name="P9"><text:tab/>syscall</text:p>
      <text:p text:style-name="P9"><text:tab/>move $t0, $v0</text:p>
      <text:p text:style-name="P9"><text:tab/>sw $t0, n<text:tab/></text:p>
      <text:p text:style-name="P9"/>
      <text:p text:style-name="P9"><text:tab/>sw $t0,nrelem</text:p>
      <text:p text:style-name="P9"/>
      <text:p text:style-name="P9"><text:tab/>li $t1, 0</text:p>
      <text:p text:style-name="P9"><text:tab/>li $t2, 0 </text:p>
      <text:p text:style-name="P9"><text:tab/>loop_citire:</text:p>
      <text:p text:style-name="P9"><text:tab/><text:tab/>bge $t1, $t0, exit_citire</text:p>
      <text:p text:style-name="P9"><text:tab/><text:tab/>li $v0, 5</text:p>
      <text:p text:style-name="P9"><text:tab/><text:tab/>syscall</text:p>
      <text:p text:style-name="P9"><text:tab/><text:tab/>move $t3, $v0</text:p>
      <text:p text:style-name="P9"><text:tab/><text:tab/>sw $t3, v($t2) </text:p>
      <text:p text:style-name="P9"><text:tab/><text:tab/>addi $t1, $t1, 1</text:p>
      <text:p text:style-name="P9"><text:tab/><text:tab/>addi $t2, $t2, 4</text:p>
      <text:p text:style-name="P9"><text:tab/><text:tab/>j loop_citire</text:p>
      <text:p text:style-name="P9"/>
      <text:p text:style-name="P9"><text:tab/>exit_citire:</text:p>
      <text:p text:style-name="P9"/>
      <text:p text:style-name="P9"><text:s text:c="8"/>lw $t0,y <text:s text:c="9"/></text:p>
      <text:p text:style-name="P9"><text:s text:c="2"/><text:tab/>subu $sp,4</text:p>
      <text:p text:style-name="P9"><text:s text:c="2"/><text:tab/>sw $t0,0($sp)</text:p>
      <text:p text:style-name="P9"/>
      <text:p text:style-name="P9"><text:s text:c="2"/><text:tab/>lw $t0,x <text:s text:c="3"/></text:p>
      <text:p text:style-name="P9"><text:soft-page-break/><text:s text:c="2"/><text:tab/>subu $sp,4</text:p>
      <text:p text:style-name="P9"><text:s text:c="2"/><text:tab/>sw $t0,0($sp)</text:p>
      <text:p text:style-name="P9"/>
      <text:p text:style-name="P9"><text:tab/>lw $t0,n <text:s text:c="9"/></text:p>
      <text:p text:style-name="P9"><text:s text:c="2"/><text:tab/>subu $sp,4</text:p>
      <text:p text:style-name="P9"><text:s text:c="2"/><text:tab/>sw $t0,0($sp)</text:p>
      <text:p text:style-name="P9"/>
      <text:p text:style-name="P9"><text:s text:c="2"/><text:tab/>la $t0,v <text:s text:c="5"/></text:p>
      <text:p text:style-name="P9"><text:s text:c="2"/><text:tab/>subu $sp,4</text:p>
      <text:p text:style-name="P9"><text:s text:c="2"/><text:tab/>sw $t0,0($sp)</text:p>
      <text:p text:style-name="P9"/>
      <text:p text:style-name="P9"><text:tab/></text:p>
      <text:p text:style-name="P9"><text:s text:c="8"/>jal evalueaza_expresie</text:p>
      <text:p text:style-name="P9"><text:s text:c="8"/></text:p>
      <text:p text:style-name="P9"/>
      <text:p text:style-name="P9"/>
      <text:p text:style-name="P9"><text:tab/>subu $sp,4</text:p>
      <text:p text:style-name="P9"><text:s text:c="8"/>sw $fp,0($sp)</text:p>
      <text:p text:style-name="P9"><text:s text:c="8"/>addi $fp,$sp,4</text:p>
      <text:p text:style-name="P9"/>
      <text:p text:style-name="P9"><text:s text:c="8"/>subu $sp,4</text:p>
      <text:p text:style-name="P9"><text:s text:c="8"/>sw $s0,0($sp)</text:p>
      <text:p text:style-name="P9"/>
      <text:p text:style-name="P9"><text:s text:c="8"/>lw $s0,0($fp) </text:p>
      <text:p text:style-name="P9"/>
      <text:p text:style-name="P9"><text:s text:c="7"/>move $a0,$s0</text:p>
      <text:p text:style-name="P9"><text:s text:c="7"/>li $v0,1</text:p>
      <text:p text:style-name="P9"><text:s text:c="7"/>syscall</text:p>
      <text:p text:style-name="P9"/>
      <text:p text:style-name="P9"><text:s text:c="7"/>lw $s0,-8($fp)</text:p>
      <text:p text:style-name="P9"><text:s text:c="7"/>lw $fp,-4($fp)</text:p>
      <text:p text:style-name="P9"/>
      <text:p text:style-name="P9"><text:s text:c="7"/>addu $sp,8</text:p>
      <text:p text:style-name="P9"><text:s text:c="7"/>addu $sp,16</text:p>
      <text:p text:style-name="P9"/>
      <text:p text:style-name="P9">li $v0,10</text:p>
      <text:p text:style-name="P9">syscall</text:p>
      <text:p text:style-name="P9"/>
      <text:p text:style-name="P7">Aceeasi problema, <text:span text:style-name="T18">FUNCTII NERECURSIVE</text:span></text:p>
      <text:p text:style-name="P7"/>
      <text:p text:style-name="P1"/>
      <text:p text:style-name="P9">.data</text:p>
      <text:p text:style-name="P9">v:.space 40 <text:s text:c="4"/></text:p>
      <text:p text:style-name="P9">x:.word 2 <text:s text:c="2"/></text:p>
      <text:p text:style-name="P9">y:.word 3 <text:s text:c="2"/></text:p>
      <text:p text:style-name="P9">n:.space 4</text:p>
      <text:p text:style-name="P9">nrelem:.space 4</text:p>
      <text:p text:style-name="P9">sp:.asciiz " "</text:p>
      <text:p text:style-name="P9">.text</text:p>
      <text:p text:style-name="P9"/>
      <text:p text:style-name="P9"><text:soft-page-break/>suma_cif:</text:p>
      <text:p text:style-name="P9"/>
      <text:p text:style-name="P9"><text:s text:c="8"/>subu $sp, 4 <text:s text:c="12"/>#Incarcari</text:p>
      <text:p text:style-name="P9"><text:tab/>sw $fp, 0($sp)</text:p>
      <text:p text:style-name="P9"><text:tab/>addi $fp, $sp, 4</text:p>
      <text:p text:style-name="P9"/>
      <text:p text:style-name="P9"><text:tab/>subu $sp, 4</text:p>
      <text:p text:style-name="P9"><text:tab/>sw $ra, 0($sp)</text:p>
      <text:p text:style-name="P9"/>
      <text:p text:style-name="P9"><text:tab/>subu $sp, 4</text:p>
      <text:p text:style-name="P9"><text:tab/>sw $s0, 0($sp)</text:p>
      <text:p text:style-name="P9"/>
      <text:p text:style-name="P9"><text:s text:c="8"/># $sp:($s0 v)($ra v)($fp v)$fp:(x)</text:p>
      <text:p text:style-name="P9"><text:tab/></text:p>
      <text:p text:style-name="P9"><text:tab/>lw $s0,0($fp) <text:s text:c="9"/>#x-ul</text:p>
      <text:p text:style-name="P9"/>
      <text:p text:style-name="P9"><text:tab/>loop_suma:</text:p>
      <text:p text:style-name="P9"/>
      <text:p text:style-name="P9"><text:s text:c="9"/>beqz $s0,exit_suma <text:s text:c="4"/>#daca x e 0 oprim procedura</text:p>
      <text:p text:style-name="P9"><text:tab/>li $t7,10</text:p>
      <text:p text:style-name="P9"><text:tab/>remu $t2,$s0,$t7 <text:s text:c="2"/>#in t2 ultima <text:s/>cifra</text:p>
      <text:p text:style-name="P9"><text:s text:c="8"/>addu $v0,$v0,$t2</text:p>
      <text:p text:style-name="P9"><text:s/></text:p>
      <text:p text:style-name="P9"><text:tab/>divu $s0,$s0,$t7 <text:s/>#elimin ultima cifra(actualizez s0)</text:p>
      <text:p text:style-name="P9"><text:s text:c="9"/>j loop_suma</text:p>
      <text:p text:style-name="P9"><text:tab/></text:p>
      <text:p text:style-name="P9"/>
      <text:p text:style-name="P9"><text:tab/>exit_suma: <text:s text:c="15"/>#Restaurari</text:p>
      <text:p text:style-name="P9"><text:tab/>lw $s0, -12($fp)</text:p>
      <text:p text:style-name="P9"><text:tab/>lw $ra, -8($fp)</text:p>
      <text:p text:style-name="P9"><text:tab/>lw $fp, -4($fp)</text:p>
      <text:p text:style-name="P9"><text:tab/>addu $sp, 12</text:p>
      <text:p text:style-name="P9"><text:tab/>jr $ra</text:p>
      <text:p text:style-name="P9"><text:tab/></text:p>
      <text:p text:style-name="P9">evalueaza_expresie:</text:p>
      <text:p text:style-name="P9"><text:tab/></text:p>
      <text:p text:style-name="P9"><text:s text:c="8"/>subu $sp,4 <text:s text:c="19"/>#Incarcari</text:p>
      <text:p text:style-name="P9"><text:s text:c="8"/>sw $fp,0($sp)</text:p>
      <text:p text:style-name="P9"><text:s text:c="8"/>addi $fp,$sp,4</text:p>
      <text:p text:style-name="P9"/>
      <text:p text:style-name="P9"><text:s text:c="8"/>subu $sp,4</text:p>
      <text:p text:style-name="P9"><text:s text:c="8"/>sw $ra,0($sp)</text:p>
      <text:p text:style-name="P9"/>
      <text:p text:style-name="P9"><text:s text:c="8"/>subu $sp,4</text:p>
      <text:p text:style-name="P9"><text:s text:c="8"/>sw $s0,0($sp)</text:p>
      <text:p text:style-name="P9"/>
      <text:p text:style-name="P9"><text:s text:c="8"/>subu $sp,4</text:p>
      <text:p text:style-name="P9"><text:s text:c="8"/>sw $s1,0($sp)</text:p>
      <text:p text:style-name="P9"/>
      <text:p text:style-name="P9"><text:s text:c="8"/>subu $sp,4</text:p>
      <text:p text:style-name="P9"><text:soft-page-break/><text:s text:c="8"/>sw $s2,0($sp)</text:p>
      <text:p text:style-name="P9"/>
      <text:p text:style-name="P9"><text:s text:c="8"/>subu $sp,4</text:p>
      <text:p text:style-name="P9"><text:s text:c="8"/>sw $s3,0($sp)</text:p>
      <text:p text:style-name="P9"/>
      <text:p text:style-name="P9">#$sp:($s3v)($s2v)($s1v)($s0v)($rav)($fpv)$fp:(*v)(n)(x)(y)</text:p>
      <text:p text:style-name="P9"><text:tab/></text:p>
      <text:p text:style-name="P9"><text:tab/> <text:s/>lw $s0,0($fp) <text:s text:c="2"/>#v</text:p>
      <text:p text:style-name="P9"><text:tab/> <text:s/>lw $s1,4($fp) <text:s text:c="2"/>#n</text:p>
      <text:p text:style-name="P9"><text:tab/> <text:s/>lw $s2,8($fp) <text:s text:c="2"/>#x</text:p>
      <text:p text:style-name="P9"><text:tab/> <text:s/>lw $s3,12($fp) <text:s/>#y</text:p>
      <text:p text:style-name="P9"><text:tab/> </text:p>
      <text:p text:style-name="P9"><text:tab/> li $t1,0</text:p>
      <text:p text:style-name="P9"/>
      <text:p text:style-name="P9"><text:tab/>loop:</text:p>
      <text:p text:style-name="P9"><text:tab/><text:tab/>beq $t1,$s1,exit_evalueaza <text:s/>#0-&gt;n-1</text:p>
      <text:p text:style-name="P9"><text:tab/><text:tab/>lw $t0,0($s0) <text:s text:c="2"/>#elem vector</text:p>
      <text:p text:style-name="P9"><text:tab/><text:tab/></text:p>
      <text:p text:style-name="P9"><text:tab/><text:tab/>mul $t0,$t0,$s2 <text:s/>#v[i]*x</text:p>
      <text:p text:style-name="P9"/>
      <text:p text:style-name="P9"><text:tab/><text:tab/> li $v0,0 <text:s/></text:p>
      <text:p text:style-name="P9"><text:s text:c="17"/>subu $sp,4</text:p>
      <text:p text:style-name="P9"><text:s text:c="17"/>sw $t0,0($sp) <text:s text:c="6"/></text:p>
      <text:p text:style-name="P9"><text:s text:c="17"/>jal suma_cif <text:s text:c="2"/>#in v0 suma cif</text:p>
      <text:p text:style-name="P9"><text:s text:c="17"/>addu $sp,4</text:p>
      <text:p text:style-name="P9"><text:s text:c="7"/></text:p>
      <text:p text:style-name="P9"><text:tab/> <text:s text:c="8"/>li $t2,2</text:p>
      <text:p text:style-name="P9"><text:tab/> <text:s text:c="10"/></text:p>
      <text:p text:style-name="P9"><text:s text:c="18"/>divu $t5,$t1,$t2 #i/2</text:p>
      <text:p text:style-name="P9"/>
      <text:p text:style-name="P9"><text:tab/> <text:s text:c="8"/>mul $t5,$t5,$s3 <text:s/>#(i/2)*y</text:p>
      <text:p text:style-name="P9"/>
      <text:p text:style-name="P9"><text:tab/> <text:s text:c="7"/>subu $t4,$v0,$t5 <text:s text:c="2"/>#diferenta</text:p>
      <text:p text:style-name="P9"/>
      <text:p text:style-name="P9"><text:tab/> <text:s text:c="7"/>mul $t4,$t4,$t4 <text:s text:c="3"/>#la patrat</text:p>
      <text:p text:style-name="P9"/>
      <text:p text:style-name="P9"><text:tab/><text:tab/></text:p>
      <text:p text:style-name="P9"/>
      <text:p text:style-name="P9"><text:s text:c="16"/>addu $v1,$v1,$t4 <text:s text:c="2"/>#adaug la suma<text:tab/></text:p>
      <text:p text:style-name="P9"><text:tab/></text:p>
      <text:p text:style-name="P9"/>
      <text:p text:style-name="P9"><text:tab/></text:p>
      <text:p text:style-name="P9"><text:s text:c="8"/>addi $s0,4 <text:s text:c="4"/>#trec la urmatorul element</text:p>
      <text:p text:style-name="P9"><text:s text:c="8"/>addi $t1,1</text:p>
      <text:p text:style-name="P9"><text:s text:c="11"/></text:p>
      <text:p text:style-name="P9"><text:s text:c="8"/>j loop</text:p>
      <text:p text:style-name="P9"><text:s text:c="8"/></text:p>
      <text:p text:style-name="P9"/>
      <text:p text:style-name="P9"><text:tab/>exit_evalueaza:<text:tab/></text:p>
      <text:p text:style-name="P9"><text:s text:c="6"/>lw $s3,-24($fp)</text:p>
      <text:p text:style-name="P9"><text:soft-page-break/><text:s text:c="6"/>lw $s2,-20($fp)</text:p>
      <text:p text:style-name="P9"><text:s text:c="6"/>lw $s1,-16($fp)</text:p>
      <text:p text:style-name="P9"><text:s text:c="6"/>lw $s0,-12($fp)</text:p>
      <text:p text:style-name="P9"><text:s text:c="6"/>lw $ra,-8($fp)</text:p>
      <text:p text:style-name="P9"><text:s text:c="6"/>lw $fp,-4($fp)</text:p>
      <text:p text:style-name="P9"><text:s text:c="6"/>addu $sp,24 </text:p>
      <text:p text:style-name="P9"/>
      <text:p text:style-name="P9"><text:s text:c="5"/>subu $sp,4 <text:s/>#<text:span text:style-name="T19">returnez rezultat</text:span> in varful stivei</text:p>
      <text:p text:style-name="P9"><text:s text:c="5"/>sw $v1,0($sp)</text:p>
      <text:p text:style-name="P9"/>
      <text:p text:style-name="P9"><text:s text:c="6"/>jr $ra</text:p>
      <text:p text:style-name="P9"/>
      <text:p text:style-name="P9"><text:tab/></text:p>
      <text:p text:style-name="P9"/>
      <text:p text:style-name="P9"/>
      <text:p text:style-name="P9">main:</text:p>
      <text:p text:style-name="P9"><text:tab/></text:p>
      <text:p text:style-name="P9"><text:tab/>li $v0,0</text:p>
      <text:p text:style-name="P9"/>
      <text:p text:style-name="P9"><text:tab/>li $v0, 5</text:p>
      <text:p text:style-name="P9"><text:tab/>syscall</text:p>
      <text:p text:style-name="P9"><text:tab/>move $t0, $v0</text:p>
      <text:p text:style-name="P9"><text:tab/>sw $t0, n<text:tab/></text:p>
      <text:p text:style-name="P9"/>
      <text:p text:style-name="P9"><text:tab/>sw $t0,nrelem</text:p>
      <text:p text:style-name="P9"/>
      <text:p text:style-name="P9"><text:tab/>li $t1, 0</text:p>
      <text:p text:style-name="P9"><text:tab/>li $t2, 0 </text:p>
      <text:p text:style-name="P9"><text:tab/>loop_citire:</text:p>
      <text:p text:style-name="P9"><text:tab/><text:tab/>bge $t1, $t0, exit_citire</text:p>
      <text:p text:style-name="P9"><text:tab/><text:tab/>li $v0, 5</text:p>
      <text:p text:style-name="P9"><text:tab/><text:tab/>syscall</text:p>
      <text:p text:style-name="P9"><text:tab/><text:tab/>move $t3, $v0</text:p>
      <text:p text:style-name="P9"><text:tab/><text:tab/>sw $t3, v($t2) </text:p>
      <text:p text:style-name="P9"><text:tab/><text:tab/>addi $t1, $t1, 1</text:p>
      <text:p text:style-name="P9"><text:tab/><text:tab/>addi $t2, $t2, 4</text:p>
      <text:p text:style-name="P9"><text:tab/><text:tab/>j loop_citire</text:p>
      <text:p text:style-name="P9"/>
      <text:p text:style-name="P9"><text:tab/>exit_citire:</text:p>
      <text:p text:style-name="P9"/>
      <text:p text:style-name="P9"><text:s text:c="8"/>lw $t0,y <text:s text:c="9"/></text:p>
      <text:p text:style-name="P9"><text:s text:c="2"/><text:tab/>subu $sp,4</text:p>
      <text:p text:style-name="P9"><text:s text:c="2"/><text:tab/>sw $t0,0($sp)</text:p>
      <text:p text:style-name="P9"/>
      <text:p text:style-name="P9"><text:s text:c="2"/><text:tab/>lw $t0,x <text:s text:c="3"/></text:p>
      <text:p text:style-name="P9"><text:s text:c="2"/><text:tab/>subu $sp,4</text:p>
      <text:p text:style-name="P9"><text:s text:c="2"/><text:tab/>sw $t0,0($sp)</text:p>
      <text:p text:style-name="P9"/>
      <text:p text:style-name="P9"><text:tab/>lw $t0,n <text:s text:c="9"/></text:p>
      <text:p text:style-name="P9"><text:s text:c="2"/><text:tab/>subu $sp,4</text:p>
      <text:p text:style-name="P9"><text:soft-page-break/><text:s text:c="2"/><text:tab/>sw $t0,0($sp)</text:p>
      <text:p text:style-name="P9"/>
      <text:p text:style-name="P9"><text:s text:c="2"/><text:tab/>la $t0,v <text:s text:c="5"/></text:p>
      <text:p text:style-name="P9"><text:s text:c="2"/><text:tab/>subu $sp,4</text:p>
      <text:p text:style-name="P9"><text:s text:c="2"/><text:tab/>sw $t0,0($sp)</text:p>
      <text:p text:style-name="P9"/>
      <text:p text:style-name="P9"><text:tab/></text:p>
      <text:p text:style-name="P9"><text:s text:c="8"/>jal evalueaza_expresie</text:p>
      <text:p text:style-name="P9"><text:s text:c="8"/></text:p>
      <text:p text:style-name="P9"/>
      <text:p text:style-name="P9"/>
      <text:p text:style-name="P9"><text:tab/>subu $sp,4</text:p>
      <text:p text:style-name="P9"><text:s text:c="8"/>sw $fp,0($sp)</text:p>
      <text:p text:style-name="P9"><text:s text:c="8"/>addi $fp,$sp,4</text:p>
      <text:p text:style-name="P9"/>
      <text:p text:style-name="P9"><text:s text:c="8"/>subu $sp,4</text:p>
      <text:p text:style-name="P9"><text:s text:c="8"/>sw $s0,0($sp)</text:p>
      <text:p text:style-name="P9"/>
      <text:p text:style-name="P9"><text:s text:c="8"/>lw $s0,0($fp) </text:p>
      <text:p text:style-name="P9"/>
      <text:p text:style-name="P9"><text:s text:c="7"/>move $a0,$s0</text:p>
      <text:p text:style-name="P9"><text:s text:c="7"/>li $v0,1</text:p>
      <text:p text:style-name="P9"><text:s text:c="7"/>syscall</text:p>
      <text:p text:style-name="P9"/>
      <text:p text:style-name="P9"><text:s text:c="7"/>lw $s0,-8($fp)</text:p>
      <text:p text:style-name="P9"><text:s text:c="7"/>lw $fp,-4($fp)</text:p>
      <text:p text:style-name="P9"/>
      <text:p text:style-name="P9"><text:s text:c="7"/>addu $sp,8</text:p>
      <text:p text:style-name="P9"><text:s text:c="7"/>addu $sp,16</text:p>
      <text:p text:style-name="P9"/>
      <text:p text:style-name="P9">li $v0,10</text:p>
      <text:p text:style-name="P9">syscall</text:p>
      <text:p text:style-name="P9"/>
      <text:p text:style-name="P9"/>
      <text:p text:style-name="P9"/>
      <text:p text:style-name="P5">Laborator 4 <text:span text:style-name="T1">– </text:span>Problema <text:span text:style-name="T12">7 </text:span><text:span text:style-name="T14">de la</text:span><text:span text:style-name="T3"> Probleme cu proceduri</text:span></text:p>
      <text:p text:style-name="P18"/>
      <text:p text:style-name="P12">Dat un sir de caractere in memorie, sa se implementeze procedura afiseaza_vocale(*str).</text:p>
      <text:p text:style-name="P12">Pentru aceasta, sa se implementeze o functie este_vocala(ch) care primeste un .byte si</text:p>
      <text:p text:style-name="P12">intoarce in $v0 valorile 1 sau 0, dupa cum .byte-ul ch este sau nu vocala.</text:p>
      <text:p text:style-name="P12"/>
      <text:p text:style-name="P12">.data</text:p>
      <text:p text:style-name="P12">s: .asciiz "abcde"</text:p>
      <text:p text:style-name="P12">vow1: .byte 'a'</text:p>
      <text:p text:style-name="P12">vow2: .byte 'e'</text:p>
      <text:p text:style-name="P12">vow3: .byte 'i'</text:p>
      <text:p text:style-name="P12">vow4: .byte 'o'</text:p>
      <text:p text:style-name="P12">vow5: .byte 'u'</text:p>
      <text:p text:style-name="P12"/>
      <text:p text:style-name="P12">.text</text:p>
      <text:p text:style-name="P12"><text:soft-page-break/></text:p>
      <text:p text:style-name="P12">e_voc:</text:p>
      <text:p text:style-name="P12"/>
      <text:p text:style-name="P12"><text:tab/>subu $sp, 4</text:p>
      <text:p text:style-name="P12"><text:tab/>sw $fp, 0($sp)</text:p>
      <text:p text:style-name="P12"><text:tab/>addi $fp, $sp, 4</text:p>
      <text:p text:style-name="P12"/>
      <text:p text:style-name="P12"><text:tab/>subu $sp, 4<text:tab/></text:p>
      <text:p text:style-name="P12"><text:tab/>sw $s0, 0($sp) <text:s/></text:p>
      <text:p text:style-name="P12"/>
      <text:p text:style-name="P12"><text:tab/>lw $s0,0($fp)</text:p>
      <text:p text:style-name="P12"/>
      <text:p text:style-name="P12"><text:tab/>lb $t1,vow1</text:p>
      <text:p text:style-name="P12"><text:tab/>beq $s0,$t1,voc</text:p>
      <text:p text:style-name="P12"/>
      <text:p text:style-name="P12"><text:tab/>lb $t1,vow2</text:p>
      <text:p text:style-name="P12"><text:tab/>beq $s0,$t1,voc</text:p>
      <text:p text:style-name="P12"/>
      <text:p text:style-name="P12"><text:tab/>lb $t1,vow3</text:p>
      <text:p text:style-name="P12"><text:tab/>beq $s0,$t1,voc</text:p>
      <text:p text:style-name="P12"/>
      <text:p text:style-name="P12"><text:tab/>lb $t1,vow4</text:p>
      <text:p text:style-name="P12"><text:tab/>beq $s0,$t1,voc</text:p>
      <text:p text:style-name="P12"/>
      <text:p text:style-name="P12"><text:tab/>lb $t1,vow5</text:p>
      <text:p text:style-name="P12"><text:tab/>beq $s0,$t1,voc</text:p>
      <text:p text:style-name="P12"/>
      <text:p text:style-name="P12"><text:tab/>li $v0,0</text:p>
      <text:p text:style-name="P12"><text:tab/>j nuvoc</text:p>
      <text:p text:style-name="P12"/>
      <text:p text:style-name="P12"><text:tab/>voc:</text:p>
      <text:p text:style-name="P12"><text:tab/>li $v0,1</text:p>
      <text:p text:style-name="P12"/>
      <text:p text:style-name="P12"><text:tab/>nuvoc:</text:p>
      <text:p text:style-name="P12"><text:tab/>lw $s0,-8($fp)</text:p>
      <text:p text:style-name="P12"><text:tab/>lw $fp,-4($fp)</text:p>
      <text:p text:style-name="P12"><text:tab/>addu $sp,8</text:p>
      <text:p text:style-name="P12"><text:tab/>jr $ra</text:p>
      <text:p text:style-name="P12"/>
      <text:p text:style-name="P12"/>
      <text:p text:style-name="P12"/>
      <text:p text:style-name="P12"/>
      <text:p text:style-name="P12">afiseaza_vocale:</text:p>
      <text:p text:style-name="P12"/>
      <text:p text:style-name="P12"><text:tab/>subu $sp,4</text:p>
      <text:p text:style-name="P12"><text:tab/>sw $fp,0($sp)</text:p>
      <text:p text:style-name="P12"><text:s text:c="11"/>addi $fp,$sp,4</text:p>
      <text:p text:style-name="P12"/>
      <text:p text:style-name="P12"><text:s text:c="11"/>subu $sp,4</text:p>
      <text:p text:style-name="P12"><text:s text:c="11"/>sw $ra,0($sp)</text:p>
      <text:p text:style-name="P12"><text:soft-page-break/></text:p>
      <text:p text:style-name="P12"><text:s text:c="11"/>subu $sp,4</text:p>
      <text:p text:style-name="P12"><text:s text:c="11"/>sw $s0,0($sp)</text:p>
      <text:p text:style-name="P12"/>
      <text:p text:style-name="P12"><text:tab/>#$sp:($s0v)($rav)($fpv)$fp:(*s)</text:p>
      <text:p text:style-name="P12"/>
      <text:p text:style-name="P12"><text:tab/>lw $s0,0($fp)</text:p>
      <text:p text:style-name="P12"/>
      <text:p text:style-name="P12"><text:tab/>li $t0,0</text:p>
      <text:p text:style-name="P12"><text:tab/></text:p>
      <text:p text:style-name="P12"><text:tab/>loop:</text:p>
      <text:p text:style-name="P12"><text:tab/><text:tab/>lb $t1,s($t0)</text:p>
      <text:p text:style-name="P12"><text:tab/><text:tab/>beqz $t1,exit</text:p>
      <text:p text:style-name="P12"><text:tab/><text:tab/></text:p>
      <text:p text:style-name="P12"><text:tab/><text:tab/>subu $sp,4</text:p>
      <text:p text:style-name="P12"><text:tab/><text:tab/>sb $t1,0($sp)</text:p>
      <text:p text:style-name="P12"><text:tab/></text:p>
      <text:p text:style-name="P12"><text:tab/><text:tab/>jal e_voc</text:p>
      <text:p text:style-name="P12"/>
      <text:p text:style-name="P12"><text:tab/><text:tab/>beqz $v0,nu</text:p>
      <text:p text:style-name="P12"><text:tab/><text:tab/></text:p>
      <text:p text:style-name="P12"><text:tab/><text:tab/>move $a0,$t1</text:p>
      <text:p text:style-name="P12"><text:tab/><text:tab/>li $v0,11</text:p>
      <text:p text:style-name="P12"><text:tab/><text:tab/>syscall</text:p>
      <text:p text:style-name="P12"/>
      <text:p text:style-name="P12"><text:tab/><text:tab/>nu:</text:p>
      <text:p text:style-name="P12"><text:tab/><text:tab/>addu $sp,4</text:p>
      <text:p text:style-name="P12"><text:tab/><text:tab/>addi $t0,1</text:p>
      <text:p text:style-name="P12"><text:tab/><text:tab/>j loop</text:p>
      <text:p text:style-name="P12"/>
      <text:p text:style-name="P12"><text:s text:c="8"/>exit:</text:p>
      <text:p text:style-name="P12"/>
      <text:p text:style-name="P12"><text:s text:c="2"/><text:tab/>lw $s0,-12($fp)</text:p>
      <text:p text:style-name="P12"><text:s text:c="2"/><text:tab/>lw $ra,-8($fp)</text:p>
      <text:p text:style-name="P12"><text:s text:c="2"/><text:tab/>lw $fp,-4($fp)</text:p>
      <text:p text:style-name="P12"><text:s/><text:tab/>addu $sp,12</text:p>
      <text:p text:style-name="P12"><text:s text:c="8"/>jr $ra</text:p>
      <text:p text:style-name="P12"/>
      <text:p text:style-name="P12"/>
      <text:p text:style-name="P12">main:</text:p>
      <text:p text:style-name="P12"/>
      <text:p text:style-name="P12">la $t0,s</text:p>
      <text:p text:style-name="P12">subu $sp,4</text:p>
      <text:p text:style-name="P12">sw $t0,0($sp)</text:p>
      <text:p text:style-name="P12"/>
      <text:p text:style-name="P12">jal afiseaza_vocale</text:p>
      <text:p text:style-name="P12"/>
      <text:p text:style-name="P12">addu $sp,4</text:p>
      <text:p text:style-name="P12"/>
      <text:p text:style-name="P12"/>
      <text:p text:style-name="P12"><text:soft-page-break/>li $v0,10</text:p>
      <text:p text:style-name="P12">sysc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1:26:40.774201202</meta:creation-date>
    <dc:date>2020-01-04T18:24:01.103973499</dc:date>
    <meta:editing-duration>PT5H35M25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7" meta:paragraph-count="585" meta:word-count="1499" meta:character-count="10902" meta:non-whitespace-character-count="7566"/>
  </office:meta>
</office:document-meta>
</file>